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0.792cm" svg:y1="25.471cm" svg:x2="10.722cm" svg:y2="18.927cm" svg:d="M10792 25471l-70-6544" svg:viewBox="0 0 71 6545">
          <text:p/>
        </draw:connector>
        <draw:connector draw:style-name="gr1" draw:text-style-name="P1" xml:id="id3" draw:id="id3" draw:layer="layout" draw:type="line" svg:x1="14.728cm" svg:y1="13.854cm" svg:x2="10.359cm" svg:y2="9.109cm" draw:end-shape="id1" draw:end-glue-point="2" svg:d="M14728 13854l-4369-4745" svg:viewBox="0 0 4370 4746">
          <text:p/>
        </draw:connector>
        <draw:connector draw:style-name="gr1" draw:text-style-name="P1" xml:id="id1" draw:id="id1" draw:layer="layout" draw:type="line" svg:x1="10.359cm" svg:y1="9.109cm" svg:x2="5.953cm" svg:y2="14.227cm" svg:d="M10359 9109l-4406 5118" svg:viewBox="0 0 4407 5119">
          <text:p/>
        </draw:connector>
        <draw:connector draw:style-name="gr1" draw:text-style-name="P1" draw:layer="layout" draw:type="line" svg:x1="1.218cm" svg:y1="14.239cm" svg:x2="5.953cm" svg:y2="14.227cm" draw:end-shape="id1" draw:end-glue-point="3" svg:d="M1218 14239l4735-12" svg:viewBox="0 0 4736 13">
          <text:p/>
        </draw:connector>
        <draw:connector draw:style-name="gr1" draw:text-style-name="P1" draw:layer="layout" draw:type="line" svg:x1="20.261cm" svg:y1="14.03cm" svg:x2="14.639cm" svg:y2="14.042cm" svg:d="M20261 14030l-5622 12" svg:viewBox="0 0 5623 13">
          <text:p/>
        </draw:connector>
        <draw:connector draw:style-name="gr1" draw:text-style-name="P1" draw:layer="layout" draw:type="line" svg:x1="10.353cm" svg:y1="9.195cm" svg:x2="10.283cm" svg:y2="2.651cm" svg:d="M10353 9195l-70-6544" svg:viewBox="0 0 71 6545">
          <text:p/>
        </draw:connector>
        <draw:connector draw:style-name="gr1" draw:text-style-name="P1" draw:layer="layout" draw:type="line" svg:x1="5.953cm" svg:y1="14.227cm" svg:x2="10.693cm" svg:y2="18.906cm" draw:start-shape="id1" draw:start-glue-point="3" draw:end-shape="id2" draw:end-glue-point="2" svg:d="M5953 14227l4740 4679" svg:viewBox="0 0 4741 4680">
          <text:p/>
        </draw:connector>
        <draw:connector draw:style-name="gr1" draw:text-style-name="P1" xml:id="id2" draw:id="id2" draw:layer="layout" draw:type="line" svg:x1="10.693cm" svg:y1="18.906cm" svg:x2="14.728cm" svg:y2="13.854cm" draw:end-shape="id3" draw:end-glue-point="2" svg:d="M10693 18906l4035-5052" svg:viewBox="0 0 4036 5053">
          <text:p/>
        </draw:connector>
        <draw:frame draw:style-name="gr2" draw:text-style-name="P2" draw:layer="layout" svg:width="2.54cm" svg:height="1.673cm" svg:x="10.906cm" svg:y="24.749cm">
          <draw:text-box>
            <text:p>(10,0)</text:p>
          </draw:text-box>
        </draw:frame>
        <draw:frame draw:style-name="gr3" draw:text-style-name="P2" draw:layer="layout" svg:width="2.157cm" svg:height="0.962cm" svg:x="10.689cm" svg:y="18.713cm">
          <draw:text-box>
            <text:p>(10,5)</text:p>
          </draw:text-box>
        </draw:frame>
        <draw:frame draw:style-name="gr2" draw:text-style-name="P2" draw:layer="layout" svg:width="2.921cm" svg:height="1.673cm" svg:x="10.906cm" svg:y="8.366cm">
          <draw:text-box>
            <text:p>(10,15)</text:p>
          </draw:text-box>
        </draw:frame>
        <draw:frame draw:style-name="gr3" draw:text-style-name="P2" draw:layer="layout" svg:width="2.509cm" svg:height="0.962cm" svg:x="10.906cm" svg:y="2.778cm">
          <draw:text-box>
            <text:p>(10,20)</text:p>
          </draw:text-box>
        </draw:frame>
        <draw:frame draw:style-name="gr3" draw:text-style-name="P2" draw:layer="layout" svg:width="2.686cm" svg:height="0.962cm" svg:x="11.287cm" svg:y="13.573cm">
          <draw:text-box>
            <text:p>(15, 10)</text:p>
          </draw:text-box>
        </draw:frame>
        <draw:frame draw:style-name="gr3" draw:text-style-name="P2" draw:layer="layout" svg:width="2.686cm" svg:height="0.962cm" svg:x="17.44cm" svg:y="12.938cm">
          <draw:text-box>
            <text:p>(20, 10)</text:p>
          </draw:text-box>
        </draw:frame>
        <draw:frame draw:style-name="gr3" draw:text-style-name="P2" draw:layer="layout" svg:width="2.335cm" svg:height="0.962cm" svg:x="6.08cm" svg:y="13.52cm">
          <draw:text-box>
            <text:p>(5, 10)</text:p>
          </draw:text-box>
        </draw:frame>
        <draw:frame draw:style-name="gr3" draw:text-style-name="P2" draw:layer="layout" svg:width="2.335cm" svg:height="0.962cm" svg:x="0.93cm" svg:y="13.246cm">
          <draw:text-box>
            <text:p>(0, 10)</text:p>
          </draw:text-box>
        </draw:frame>
        <draw:frame draw:style-name="gr4" draw:text-style-name="P3" draw:layer="layout" svg:width="1.205cm" svg:height="0.962cm" svg:x="10.906cm" svg:y="21.701cm">
          <draw:text-box>
            <text:p>e1</text:p>
          </draw:text-box>
        </draw:frame>
        <draw:frame draw:style-name="gr3" draw:text-style-name="P2" draw:layer="layout" svg:width="1.205cm" svg:height="0.962cm" svg:x="12.938cm" svg:y="16.113cm">
          <draw:text-box>
            <text:p>e2</text:p>
          </draw:text-box>
        </draw:frame>
        <draw:frame draw:style-name="gr3" draw:text-style-name="P2" draw:layer="layout" svg:width="1.205cm" svg:height="0.962cm" svg:x="12.938cm" svg:y="10.906cm">
          <draw:text-box>
            <text:p>e3</text:p>
          </draw:text-box>
        </draw:frame>
        <draw:frame draw:style-name="gr3" draw:text-style-name="P2" draw:layer="layout" svg:width="1.205cm" svg:height="0.962cm" svg:x="10.505cm" svg:y="5.498cm">
          <draw:text-box>
            <text:p>e4</text:p>
          </draw:text-box>
        </draw:frame>
        <draw:frame draw:style-name="gr3" draw:text-style-name="P2" draw:layer="layout" svg:width="1.205cm" svg:height="0.962cm" svg:x="17.194cm" svg:y="14.389cm">
          <draw:text-box>
            <text:p>e5</text:p>
          </draw:text-box>
        </draw:frame>
        <draw:frame draw:style-name="gr3" draw:text-style-name="P2" draw:layer="layout" svg:width="1.205cm" svg:height="0.962cm" svg:x="7.034cm" svg:y="10.525cm">
          <draw:text-box>
            <text:p>e6</text:p>
          </draw:text-box>
        </draw:frame>
        <draw:frame draw:style-name="gr3" draw:text-style-name="P2" draw:layer="layout" svg:width="1.205cm" svg:height="0.962cm" svg:x="3.159cm" svg:y="14.589cm">
          <draw:text-box>
            <text:p>e7</text:p>
          </draw:text-box>
        </draw:frame>
        <draw:frame draw:style-name="gr3" draw:text-style-name="P2" draw:layer="layout" svg:width="1.205cm" svg:height="0.962cm" svg:x="6.969cm" svg:y="16.548cm">
          <draw:text-box>
            <text:p>e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6:43:18.251958486</meta:creation-date>
    <dc:date>2022-05-25T17:01:25.407912437</dc:date>
    <meta:editing-duration>PT18M6S</meta:editing-duration>
    <meta:editing-cycles>5</meta:editing-cycles>
    <meta:generator>LibreOffice/6.4.7.2$Linux_X86_64 LibreOffice_project/40$Build-2</meta:generator>
    <meta:document-statistic meta:object-count="24"/>
  </office:meta>
</office:document-meta>
</file>